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co2" style:family="table-column">
      <style:table-column-properties fo:break-before="auto" style:column-width="1.5327in"/>
    </style:style>
    <style:style style:name="co3" style:family="table-column">
      <style:table-column-properties fo:break-before="auto" style:column-width="1.4043in"/>
    </style:style>
    <style:style style:name="co4" style:family="table-column">
      <style:table-column-properties fo:break-before="auto" style:column-width="1.715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cluster size</text:p>
          </table:table-cell>
          <table:table-cell office:value-type="string" calcext:value-type="string">
            <text:p>unavailibility restriction</text:p>
          </table:table-cell>
          <table:table-cell office:value-type="string" calcext:value-type="string">
            <text:p>latency restriction</text:p>
          </table:table-cell>
          <table:table-cell office:value-type="string" calcext:value-type="string">
            <text:p>max partition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[.A2]*[.$A$14] / ([.$A$26] * ([.$A$20] + [.$A$24] * [.A2] * [.$A$22]))" office:value-type="float" office:value="78.2608695652174" calcext:value-type="float">
            <text:p>78.2608695652174</text:p>
          </table:table-cell>
          <table:table-cell table:formula="of:=[.A2]*([.A2]-1)*[.$A$16] / (([.$A$24]-1)*[.$A$26] * [.$A$18])" office:value-type="float" office:value="1500" calcext:value-type="float">
            <text:p>1500</text:p>
          </table:table-cell>
          <table:table-cell table:formula="of:=MIN([.B2];[.C2])" office:value-type="float" office:value="78.2608695652174" calcext:value-type="float">
            <text:p>78.26086956521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[.A3]*[.$A$14] / ([.$A$26] * ([.$A$20] + [.$A$24] * [.A3] * [.$A$22]))" office:value-type="float" office:value="82.7586206896552" calcext:value-type="float">
            <text:p>82.7586206896552</text:p>
          </table:table-cell>
          <table:table-cell table:formula="of:=[.A3]*([.A3]-1)*[.$A$16] / (([.$A$24]-1)*[.$A$26] * [.$A$18])" office:value-type="float" office:value="3000" calcext:value-type="float">
            <text:p>3000</text:p>
          </table:table-cell>
          <table:table-cell table:formula="of:=MIN([.B3];[.C3])" office:value-type="float" office:value="82.7586206896552" calcext:value-type="float">
            <text:p>82.75862068965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[.A4]*[.$A$14] / ([.$A$26] * ([.$A$20] + [.$A$24] * [.A4] * [.$A$22]))" office:value-type="float" office:value="85.7142857142857" calcext:value-type="float">
            <text:p>85.7142857142857</text:p>
          </table:table-cell>
          <table:table-cell table:formula="of:=[.A4]*([.A4]-1)*[.$A$16] / (([.$A$24]-1)*[.$A$26] * [.$A$18])" office:value-type="float" office:value="5000" calcext:value-type="float">
            <text:p>5000</text:p>
          </table:table-cell>
          <table:table-cell table:formula="of:=MIN([.B4];[.C4])" office:value-type="float" office:value="85.7142857142857" calcext:value-type="float">
            <text:p>85.71428571428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formula="of:=[.A5]*[.$A$14] / ([.$A$26] * ([.$A$20] + [.$A$24] * [.A5] * [.$A$22]))" office:value-type="float" office:value="87.8048780487805" calcext:value-type="float">
            <text:p>87.8048780487805</text:p>
          </table:table-cell>
          <table:table-cell table:formula="of:=[.A5]*([.A5]-1)*[.$A$16] / (([.$A$24]-1)*[.$A$26] * [.$A$18])" office:value-type="float" office:value="7500" calcext:value-type="float">
            <text:p>7500</text:p>
          </table:table-cell>
          <table:table-cell table:formula="of:=MIN([.B5];[.C5])" office:value-type="float" office:value="87.8048780487805" calcext:value-type="float">
            <text:p>87.80487804878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[.A6]*[.$A$14] / ([.$A$26] * ([.$A$20] + [.$A$24] * [.A6] * [.$A$22]))" office:value-type="float" office:value="89.3617021276596" calcext:value-type="float">
            <text:p>89.3617021276596</text:p>
          </table:table-cell>
          <table:table-cell table:formula="of:=[.A6]*([.A6]-1)*[.$A$16] / (([.$A$24]-1)*[.$A$26] * [.$A$18])" office:value-type="float" office:value="10500" calcext:value-type="float">
            <text:p>10500</text:p>
          </table:table-cell>
          <table:table-cell table:formula="of:=MIN([.B6];[.C6])" office:value-type="float" office:value="89.3617021276596" calcext:value-type="float">
            <text:p>89.36170212765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[.A7]*[.$A$14] / ([.$A$26] * ([.$A$20] + [.$A$24] * [.A7] * [.$A$22]))" office:value-type="float" office:value="90.5660377358491" calcext:value-type="float">
            <text:p>90.5660377358491</text:p>
          </table:table-cell>
          <table:table-cell table:formula="of:=[.A7]*([.A7]-1)*[.$A$16] / (([.$A$24]-1)*[.$A$26] * [.$A$18])" office:value-type="float" office:value="14000" calcext:value-type="float">
            <text:p>14000</text:p>
          </table:table-cell>
          <table:table-cell table:formula="of:=MIN([.B7];[.C7])" office:value-type="float" office:value="90.5660377358491" calcext:value-type="float">
            <text:p>90.56603773584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table:formula="of:=[.A8]*[.$A$14] / ([.$A$26] * ([.$A$20] + [.$A$24] * [.A8] * [.$A$22]))" office:value-type="float" office:value="91.5254237288136" calcext:value-type="float">
            <text:p>91.5254237288136</text:p>
          </table:table-cell>
          <table:table-cell table:formula="of:=[.A8]*([.A8]-1)*[.$A$16] / (([.$A$24]-1)*[.$A$26] * [.$A$18])" office:value-type="float" office:value="18000" calcext:value-type="float">
            <text:p>18000</text:p>
          </table:table-cell>
          <table:table-cell table:formula="of:=MIN([.B8];[.C8])" office:value-type="float" office:value="91.5254237288136" calcext:value-type="float">
            <text:p>91.52542372881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formula="of:=[.A9]*[.$A$14] / ([.$A$26] * ([.$A$20] + [.$A$24] * [.A9] * [.$A$22]))" office:value-type="float" office:value="92.3076923076923" calcext:value-type="float">
            <text:p>92.3076923076923</text:p>
          </table:table-cell>
          <table:table-cell table:formula="of:=[.A9]*([.A9]-1)*[.$A$16] / (([.$A$24]-1)*[.$A$26] * [.$A$18])" office:value-type="float" office:value="22500" calcext:value-type="float">
            <text:p>22500</text:p>
          </table:table-cell>
          <table:table-cell table:formula="of:=MIN([.B9];[.C9])" office:value-type="float" office:value="92.3076923076923" calcext:value-type="float">
            <text:p>92.30769230769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table:formula="of:=[.A10]*[.$A$14] / ([.$A$26] * ([.$A$20] + [.$A$24] * [.A10] * [.$A$22]))" office:value-type="float" office:value="92.9577464788732" calcext:value-type="float">
            <text:p>92.9577464788732</text:p>
          </table:table-cell>
          <table:table-cell table:formula="of:=[.A10]*([.A10]-1)*[.$A$16] / (([.$A$24]-1)*[.$A$26] * [.$A$18])" office:value-type="float" office:value="27500" calcext:value-type="float">
            <text:p>27500</text:p>
          </table:table-cell>
          <table:table-cell table:formula="of:=MIN([.B10];[.C10])" office:value-type="float" office:value="92.9577464788732" calcext:value-type="float">
            <text:p>92.95774647887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formula="of:=[.A11]*[.$A$14] / ([.$A$26] * ([.$A$20] + [.$A$24] * [.A11] * [.$A$22]))" office:value-type="float" office:value="93.5064935064935" calcext:value-type="float">
            <text:p>93.5064935064935</text:p>
          </table:table-cell>
          <table:table-cell table:formula="of:=[.A11]*([.A11]-1)*[.$A$16] / (([.$A$24]-1)*[.$A$26] * [.$A$18])" office:value-type="float" office:value="33000" calcext:value-type="float">
            <text:p>33000</text:p>
          </table:table-cell>
          <table:table-cell table:formula="of:=MIN([.B11];[.C11])" office:value-type="float" office:value="93.5064935064935" calcext:value-type="float">
            <text:p>93.506493506493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x unavailability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latency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lication time</text:p>
          </table:table-cell>
          <table:table-cell table:number-columns-repeated="3"/>
        </table:table-row>
        <table:table-row table:style-name="ro1">
          <table:table-cell office:value-type="float" office:value="0.00002" calcext:value-type="float">
            <text:p>0.00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ion time</text:p>
          </table:table-cell>
          <table:table-cell table:number-columns-repeated="3"/>
        </table:table-row>
        <table:table-row table:style-name="ro1">
          <table:table-cell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data time</text:p>
          </table:table-cell>
          <table:table-cell table:number-columns-repeated="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replication factor</text:p>
          </table:table-cell>
          <table:table-cell table:style-name="Default"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total topics</text:p>
          </table:table-cell>
          <table:table-cell table:style-name="Default"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 style:data-style-name="N2" text:time-value="02:23:55.2400917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3T00:11:59.200601708</meta:creation-date>
    <dc:date>2022-06-03T02:55:55.158724538</dc:date>
    <meta:editing-duration>PT49M2S</meta:editing-duration>
    <meta:editing-cycles>3</meta:editing-cycles>
    <meta:generator>LibreOffice/7.3.3.2$Linux_X86_64 LibreOffice_project/30$Build-2</meta:generator>
    <meta:document-statistic meta:table-count="1" meta:cell-count="58" meta:object-count="0"/>
  </office:meta>
</office:document-meta>
</file>